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35.15mm"/>
    </style:style>
    <style:style style:name="co5" style:family="table-column">
      <style:table-column-properties fo:break-before="auto" style:column-width="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2"/>
    <style:style style:name="ce3" style:family="table-cell" style:parent-style-name="Default" style:data-style-name="N110"/>
    <style:style style:name="ce4" style:family="table-cell" style:parent-style-name="Default" style:data-style-name="N1"/>
    <style:style style:name="ce5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PC0</text:p>
          </table:table-cell>
          <table:table-cell table:style-name="ce1" office:value-type="string" calcext:value-type="string">
            <text:p>BC0</text:p>
          </table:table-cell>
          <table:table-cell table:style-name="ce1" office:value-type="string" calcext:value-type="string">
            <text:p>PC1</text:p>
          </table:table-cell>
          <table:table-cell table:style-name="ce1" office:value-type="string" calcext:value-type="string">
            <text:p>BC1</text:p>
          </table:table-cell>
          <table:table-cell table:style-name="ce1"/>
          <table:table-cell table:style-name="ce1" office:value-type="string" calcext:value-type="string">
            <text:p>PC1-PC0</text:p>
          </table:table-cell>
          <table:table-cell table:style-name="ce1" office:value-type="string" calcext:value-type="string">
            <text:p>BC1-BC0</text:p>
          </table:table-cell>
          <table:table-cell table:style-name="ce1" office:value-type="string" calcext:value-type="string">
            <text:p>Diff</text:p>
          </table:table-cell>
          <table:table-cell table:style-name="ce1" table:number-columns-repeated="1016"/>
        </table:table-row>
        <table:table-row table:style-name="ro1">
          <table:table-cell table:style-name="ce2" office:value-type="date" office:date-value="2017-01-08T11:58:08" calcext:value-type="date">
            <text:p>2017-01-08 11:58:08</text:p>
          </table:table-cell>
          <table:table-cell table:style-name="ce2" office:value-type="date" office:date-value="2017-01-08T03:03:36" calcext:value-type="date">
            <text:p>2017-01-08 03:03:36</text:p>
          </table:table-cell>
          <table:table-cell table:style-name="ce2" office:value-type="date" office:date-value="2017-01-09T20:16:24" calcext:value-type="date">
            <text:p>2017-01-09 20:16:24</text:p>
          </table:table-cell>
          <table:table-cell table:style-name="ce2" office:value-type="date" office:date-value="2017-01-09T11:07:56" calcext:value-type="date">
            <text:p>2017-01-09 11:07:56</text:p>
          </table:table-cell>
          <table:table-cell/>
          <table:table-cell table:style-name="ce3" table:formula="of:=[.C2]-[.A2]" office:value-type="float" office:value="1.34601851851767" calcext:value-type="float">
            <text:p>1,346019</text:p>
          </table:table-cell>
          <table:table-cell table:style-name="ce3" table:formula="of:=[.D2]-[.B2]" office:value-type="float" office:value="1.3363425925927" calcext:value-type="float">
            <text:p>1,336343</text:p>
          </table:table-cell>
          <table:table-cell table:style-name="ce3" table:formula="of:=[.F2]-[.G2]" office:value-type="float" office:value="0.00967592592496658" calcext:value-type="float">
            <text:p>0,00967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F2]*24*60*60" office:value-type="float" office:value="116295.999999926" calcext:value-type="float">
            <text:p>116295,999999926</text:p>
          </table:table-cell>
          <table:table-cell office:value-type="string" calcext:value-type="string">
            <text:p>s</text:p>
          </table:table-cell>
          <table:table-cell table:style-name="ce4" table:formula="of:=[.H2]*24*60*60" office:value-type="float" office:value="835.999999917112" calcext:value-type="float">
            <text:p>836</text:p>
          </table:table-cell>
          <table:table-cell office:value-type="string" calcext:value-type="string">
            <text:p>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[.H3]/[.F3]" office:value-type="float" office:value="0.00718855334592455" calcext:value-type="float">
            <text:p>0,007188553345925</text:p>
          </table:table-cell>
          <table:table-cell office:value-type="string" calcext:value-type="string">
            <text:p>s/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1/[.H4]" office:value-type="float" office:value="139.110047860594" calcext:value-type="float">
            <text:p>139,110047860594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number:percentage-style style:name="N122">
      <number:number number:decimal-places="4" loext:min-decimal-places="4" number:min-integer-digits="1"/>
      <number:text>%</number:text>
    </number:percentage-style>
    <number:percentage-style style:name="N123">
      <number:number number:decimal-places="5" loext:min-decimal-places="5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Lavoie</meta:initial-creator>
    <meta:creation-date>2017-01-09T20:17:29.341000000</meta:creation-date>
    <dc:date>2017-01-09T20:31:40.292000000</dc:date>
    <dc:creator>Michel Lavoie</dc:creator>
    <meta:editing-duration>PT14M19S</meta:editing-duration>
    <meta:editing-cycles>2</meta:editing-cycles>
    <meta:generator>LibreOffice/5.2.1.2$Windows_x86 LibreOffice_project/31dd62db80d4e60af04904455ec9c9219178d620</meta:generator>
    <meta:document-statistic meta:table-count="1" meta:cell-count="21" meta:object-count="0"/>
  </office:meta>
</office:document-meta>
</file>